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ffdddd" draw:textarea-horizontal-align="justify" draw:textarea-vertical-align="middle" draw:auto-grow-height="false" fo:min-height="1.7cm" fo:min-width="10.8cm"/>
    </style:style>
    <style:style style:name="gr2" style:family="graphic" style:parent-style-name="standard">
      <style:graphic-properties svg:stroke-color="#808080" draw:fill="solid" draw:fill-color="#ffdddd" draw:textarea-horizontal-align="justify" draw:textarea-vertical-align="middle" draw:auto-grow-height="false" fo:min-height="6.4cm" fo:min-width="10.8cm"/>
    </style:style>
    <style:style style:name="gr3" style:family="graphic" style:parent-style-name="standard">
      <style:graphic-properties svg:stroke-color="#000000" draw:fill="solid" draw:fill-color="#c5ccdd" draw:textarea-horizontal-align="justify" draw:textarea-vertical-align="middle" draw:auto-grow-height="false" fo:min-height="0.938cm" fo:min-width="1.6cm"/>
    </style:style>
    <style:style style:name="gr4" style:family="graphic" style:parent-style-name="objectwithoutfill">
      <style:graphic-properties svg:stroke-width="0.05cm" svg:stroke-color="#000000" draw:marker-start-width="0.355cm" draw:marker-end="" draw:marker-end-width="0.355cm" svg:stroke-linecap="round" draw:fill="none" draw:textarea-vertical-align="middle" fo:padding-top="0.025cm" fo:padding-bottom="0.025cm" fo:padding-left="0.025cm" fo:padding-right="0.025cm"/>
    </style:style>
    <style:style style:name="gr5" style:family="graphic" style:parent-style-name="standard">
      <style:graphic-properties draw:stroke="none" svg:stroke-color="#000000" draw:fill="solid" draw:fill-color="#ffdddd" draw:textarea-horizontal-align="right" draw:textarea-vertical-align="middle" fo:min-height="0.452cm"/>
    </style:style>
    <style:style style:name="gr6" style:family="graphic" style:parent-style-name="objectwithoutfill">
      <style:graphic-properties svg:stroke-width="0.05cm" svg:stroke-color="#000000" draw:marker-start-width="0.355cm" draw:marker-end="" draw:marker-end-width="0.355cm" draw:fill="none" draw:textarea-vertical-align="middle" fo:padding-top="0.025cm" fo:padding-bottom="0.025cm" fo:padding-left="0.025cm" fo:padding-right="0.025cm"/>
    </style:style>
    <style:style style:name="gr7" style:family="graphic" style:parent-style-name="standard">
      <style:graphic-properties draw:stroke="none" svg:stroke-color="#000000" draw:fill="solid" draw:fill-color="#ffffff" draw:textarea-horizontal-align="right" draw:textarea-vertical-align="middle" fo:min-height="0.559cm"/>
    </style:style>
    <style:style style:name="gr8" style:family="graphic" style:parent-style-name="standard">
      <style:graphic-properties draw:stroke="none" svg:stroke-color="#000000" draw:fill="solid" draw:fill-color="#ffdddd" draw:textarea-horizontal-align="right" draw:textarea-vertical-align="middle" fo:min-height="0.559cm"/>
    </style:style>
    <style:style style:name="gr9" style:family="graphic" style:parent-style-name="standard">
      <style:graphic-properties draw:stroke="none" svg:stroke-color="#000000" draw:fill="solid" draw:fill-color="#ffdddd" draw:textarea-horizontal-align="right" draw:textarea-vertical-align="middle" fo:min-height="0.457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top" fo:min-height="0.763cm"/>
    </style:style>
    <style:style style:name="gr11" style:family="graphic" style:parent-style-name="standard">
      <style:graphic-properties svg:stroke-color="#666666" draw:fill="solid" draw:fill-color="#ffffdd" draw:textarea-horizontal-align="justify" draw:textarea-vertical-align="middle" draw:auto-grow-height="false" fo:min-height="0.615cm" fo:min-width="7.187cm" fo:wrap-option="no-wrap"/>
    </style:style>
    <style:style style:name="gr12" style:family="graphic" style:parent-style-name="standard">
      <style:graphic-properties svg:stroke-color="#666666" draw:fill="solid" draw:fill-color="#ffffdd" draw:textarea-horizontal-align="justify" draw:textarea-vertical-align="middle" draw:auto-grow-height="false" fo:min-height="0.615cm" fo:min-width="7.5cm" fo:wrap-option="no-wrap"/>
    </style:style>
    <style:style style:name="P1" style:family="paragraph">
      <loext:graphic-properties draw:fill="solid" draw:fill-color="#ffdddd"/>
      <style:paragraph-properties fo:text-align="center"/>
    </style:style>
    <style:style style:name="P2" style:family="paragraph">
      <loext:graphic-properties draw:fill="solid" draw:fill-color="#c5ccdd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Times New Roman" fo:font-size="8pt"/>
    </style:style>
    <style:style style:name="P4" style:family="paragraph">
      <loext:graphic-properties draw:fill="solid" draw:fill-color="#ffdddd"/>
      <style:text-properties style:font-name="Lucida Console" fo:font-size="8pt" style:font-size-asian="18pt" style:font-size-complex="18pt"/>
    </style:style>
    <style:style style:name="P5" style:family="paragraph">
      <loext:graphic-properties draw:fill="solid" draw:fill-color="#ffffff"/>
      <style:text-properties style:font-name="Lucida Console" fo:font-size="8pt" style:font-size-asian="18pt" style:font-size-complex="18pt"/>
    </style:style>
    <style:style style:name="P6" style:family="paragraph">
      <loext:graphic-properties draw:fill="solid" draw:fill-color="#ffdddd"/>
      <style:text-properties style:font-name="Lucida Console" fo:font-size="8pt" fo:font-style="italic" style:font-size-asian="18pt" style:font-style-asian="italic" style:font-size-complex="18pt" style:font-style-complex="italic"/>
    </style:style>
    <style:style style:name="P7" style:family="paragraph">
      <loext:graphic-properties draw:fill="none" draw:fill-color="#ffffff"/>
      <style:text-properties style:font-name="Times New Roman1" fo:font-size="10pt" fo:font-style="italic" fo:font-weight="bold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dd"/>
      <style:paragraph-properties fo:text-align="center"/>
      <style:text-properties style:font-name="Times New Roman2" fo:font-size="8pt" fo:font-style="normal" style:font-size-asian="18pt" style:font-style-asian="normal" style:font-size-complex="18pt" style:font-style-complex="normal"/>
    </style:style>
    <style:style style:name="P10" style:family="paragraph">
      <loext:graphic-properties draw:fill="solid" draw:fill-color="#ffffdd"/>
      <style:paragraph-properties fo:text-align="center"/>
      <style:text-properties style:font-name="Times New Roman2" fo:font-size="8pt" fo:font-style="italic" style:font-size-asian="18pt" style:font-style-asian="italic" style:font-size-complex="18pt" style:font-style-complex="italic"/>
    </style:style>
    <style:style style:name="T1" style:family="text">
      <style:text-properties style:font-name="Lucida Console" fo:font-size="8pt" style:font-size-asian="18pt" style:font-size-complex="18pt"/>
    </style:style>
    <style:style style:name="T2" style:family="text">
      <style:text-properties style:font-name="Lucida Console" fo:font-size="8pt" fo:font-style="italic" style:font-size-asian="18pt" style:font-style-asian="italic" style:font-size-complex="18pt" style:font-style-complex="italic"/>
    </style:style>
    <style:style style:name="T3" style:family="text">
      <style:text-properties style:font-name="Times New Roman1" fo:font-size="10pt" fo:font-style="italic" fo:font-weight="bold" style:font-size-asian="18pt" style:font-size-complex="18pt"/>
    </style:style>
    <style:style style:name="T4" style:family="text">
      <style:text-properties style:font-name="Times New Roman2" fo:font-size="8pt" fo:font-style="italic" style:font-size-asian="18pt" style:font-style-asian="italic" style:font-size-complex="18pt" style:font-style-complex="italic"/>
    </style:style>
    <style:style style:name="T5" style:family="text">
      <style:text-properties style:font-name="Times New Roman2" fo:font-size="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8cm" svg:height="1.7cm" svg:x="4.5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8cm" svg:height="6.4cm" svg:x="4.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cm" svg:height="1.5cm" svg:x="4.6cm" svg:y="4.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3" draw:layer="layout" svg:x1="5.4cm" svg:y1="13.5cm" svg:x2="5.4cm" svg:y2="5.7cm">
          <text:p/>
        </draw:line>
        <draw:line draw:style-name="gr4" draw:text-style-name="P3" draw:layer="layout" svg:x1="7.8cm" svg:y1="6.9cm" svg:x2="5.4cm" svg:y2="6.9cm">
          <text:p/>
        </draw:line>
        <draw:frame draw:style-name="gr5" draw:text-style-name="P4" draw:layer="layout" svg:width="1.4cm" svg:height="0.452cm" svg:x="6cm" svg:y="6.673cm">
          <draw:text-box>
            <text:p><text:span text:style-name="T1">src/app/</text:span></text:p>
          </draw:text-box>
        </draw:frame>
        <draw:line draw:style-name="gr6" draw:text-style-name="P3" draw:layer="layout" svg:x1="7.8cm" svg:y1="13.5cm" svg:x2="5.4cm" svg:y2="13.5cm">
          <text:p/>
        </draw:line>
        <draw:line draw:style-name="gr4" draw:text-style-name="P3" draw:layer="layout" svg:x1="7.8cm" svg:y1="8.479cm" svg:x2="5.4cm" svg:y2="8.479cm">
          <text:p/>
        </draw:line>
        <draw:frame draw:style-name="gr7" draw:text-style-name="P5" draw:layer="layout" svg:width="1.6cm" svg:height="0.559cm" svg:x="5.8cm" svg:y="13.226cm">
          <draw:text-box>
            <text:p><text:span text:style-name="T1">src/sync/</text:span></text:p>
          </draw:text-box>
        </draw:frame>
        <draw:frame draw:style-name="gr8" draw:text-style-name="P4" draw:layer="layout" svg:width="1.8cm" svg:height="0.559cm" svg:x="5.6cm" svg:y="8.2cm">
          <draw:text-box>
            <text:p><text:span text:style-name="T1">src/tails/</text:span></text:p>
          </draw:text-box>
        </draw:frame>
        <draw:line draw:style-name="gr4" draw:text-style-name="P3" draw:layer="layout" svg:x1="7.8cm" svg:y1="7.7cm" svg:x2="7.8cm" svg:y2="6.9cm">
          <text:p/>
        </draw:line>
        <draw:line draw:style-name="gr4" draw:text-style-name="P3" draw:layer="layout" svg:x1="8.2cm" svg:y1="7.256cm" svg:x2="7.8cm" svg:y2="7.256cm">
          <text:p/>
        </draw:line>
        <draw:line draw:style-name="gr4" draw:text-style-name="P3" draw:layer="layout" svg:x1="9.3cm" svg:y1="7.7cm" svg:x2="7.8cm" svg:y2="7.7cm">
          <text:p/>
        </draw:line>
        <draw:frame draw:style-name="gr8" draw:text-style-name="P4" draw:layer="layout" svg:width="0.7cm" svg:height="0.559cm" svg:x="8.2cm" svg:y="7.441cm">
          <draw:text-box>
            <text:p><text:span text:style-name="T1">log/</text:span></text:p>
          </draw:text-box>
        </draw:frame>
        <draw:line draw:style-name="gr4" draw:text-style-name="P3" draw:layer="layout" svg:x1="9.3cm" svg:y1="8.1cm" svg:x2="9.3cm" svg:y2="7.7cm">
          <text:p/>
        </draw:line>
        <draw:frame draw:style-name="gr8" draw:text-style-name="P4" draw:layer="layout" svg:width="1.378cm" svg:height="0.559cm" svg:x="8.222cm" svg:y="6.971cm">
          <draw:text-box>
            <text:p><text:span text:style-name="T1">views.py</text:span></text:p>
          </draw:text-box>
        </draw:frame>
        <draw:line draw:style-name="gr4" draw:text-style-name="P3" draw:layer="layout" svg:x1="9.7cm" svg:y1="8.1cm" svg:x2="9.3cm" svg:y2="8.1cm">
          <text:p/>
        </draw:line>
        <draw:frame draw:style-name="gr8" draw:text-style-name="P4" draw:layer="layout" svg:width="2.278cm" svg:height="0.559cm" svg:x="9.722cm" svg:y="7.815cm">
          <draw:text-box>
            <text:p><text:span text:style-name="T1">von_tails.log</text:span></text:p>
          </draw:text-box>
        </draw:frame>
        <draw:line draw:style-name="gr4" draw:text-style-name="P3" draw:layer="layout" svg:x1="7.8cm" svg:y1="14.3cm" svg:x2="7.8cm" svg:y2="13.5cm">
          <text:p/>
        </draw:line>
        <draw:line draw:style-name="gr4" draw:text-style-name="P3" draw:layer="layout" svg:x1="8.215cm" svg:y1="13.9cm" svg:x2="7.815cm" svg:y2="13.9cm">
          <text:p/>
        </draw:line>
        <draw:frame draw:style-name="gr7" draw:text-style-name="P5" draw:layer="layout" svg:width="1.278cm" svg:height="0.559cm" svg:x="8.222cm" svg:y="13.641cm">
          <draw:text-box>
            <text:p><text:span text:style-name="T1">sync.py</text:span></text:p>
          </draw:text-box>
        </draw:frame>
        <draw:line draw:style-name="gr4" draw:text-style-name="P3" draw:layer="layout" svg:x1="7.8cm" svg:y1="11.4cm" svg:x2="7.8cm" svg:y2="8.5cm">
          <text:p/>
        </draw:line>
        <draw:line draw:style-name="gr4" draw:text-style-name="P3" draw:layer="layout" svg:x1="9.9cm" svg:y1="8.8cm" svg:x2="7.8cm" svg:y2="8.8cm">
          <text:p/>
        </draw:line>
        <draw:frame draw:style-name="gr8" draw:text-style-name="P6" draw:layer="layout" svg:width="1.1cm" svg:height="0.559cm" svg:x="8.3cm" svg:y="8.515cm">
          <draw:text-box>
            <text:p><text:span text:style-name="T2">cd_id/</text:span></text:p>
          </draw:text-box>
        </draw:frame>
        <draw:line draw:style-name="gr4" draw:text-style-name="P3" draw:layer="layout" svg:x1="9.9cm" svg:y1="10.001cm" svg:x2="9.9cm" svg:y2="8.8cm">
          <text:p/>
        </draw:line>
        <draw:frame draw:style-name="gr8" draw:text-style-name="P6" draw:layer="layout" svg:width="0.6cm" svg:height="0.559cm" svg:x="10.4cm" svg:y="9.301cm">
          <draw:text-box>
            <text:p><text:span text:style-name="T2">...</text:span></text:p>
          </draw:text-box>
        </draw:frame>
        <draw:line draw:style-name="gr4" draw:text-style-name="P3" draw:layer="layout" svg:x1="10.344cm" svg:y1="10.001cm" svg:x2="9.903cm" svg:y2="10.001cm">
          <text:p/>
        </draw:line>
        <draw:frame draw:style-name="gr8" draw:text-style-name="P6" draw:layer="layout" svg:width="3.3cm" svg:height="0.559cm" svg:x="10.408cm" svg:y="9.72cm">
          <draw:text-box>
            <text:p><text:span text:style-name="T2">rr_id -&gt; tails-hash</text:span></text:p>
          </draw:text-box>
        </draw:frame>
        <draw:frame draw:style-name="gr8" draw:text-style-name="P6" draw:layer="layout" svg:width="3.3cm" svg:height="0.559cm" svg:x="10.408cm" svg:y="8.957cm">
          <draw:text-box>
            <text:p><text:span text:style-name="T2">rr_id -&gt; tails-hash</text:span></text:p>
          </draw:text-box>
        </draw:frame>
        <draw:line draw:style-name="gr4" draw:text-style-name="P3" draw:layer="layout" svg:x1="9.908cm" svg:y1="11.42cm" svg:x2="7.808cm" svg:y2="11.42cm">
          <text:p/>
        </draw:line>
        <draw:frame draw:style-name="gr8" draw:text-style-name="P6" draw:layer="layout" svg:width="1.1cm" svg:height="0.559cm" svg:x="8.308cm" svg:y="11.135cm">
          <draw:text-box>
            <text:p><text:span text:style-name="T2">cd_id/</text:span></text:p>
          </draw:text-box>
        </draw:frame>
        <draw:line draw:style-name="gr4" draw:text-style-name="P3" draw:layer="layout" svg:x1="10.344cm" svg:y1="9.624cm" svg:x2="9.903cm" svg:y2="9.624cm">
          <text:p/>
        </draw:line>
        <draw:line draw:style-name="gr4" draw:text-style-name="P3" draw:layer="layout" svg:x1="10.344cm" svg:y1="9.246cm" svg:x2="9.903cm" svg:y2="9.246cm">
          <text:p/>
        </draw:line>
        <draw:frame draw:style-name="gr8" draw:text-style-name="P6" draw:layer="layout" svg:width="0.6cm" svg:height="0.559cm" svg:x="10.408cm" svg:y="11.93cm">
          <draw:text-box>
            <text:p><text:span text:style-name="T2">...</text:span></text:p>
          </draw:text-box>
        </draw:frame>
        <draw:line draw:style-name="gr4" draw:text-style-name="P3" draw:layer="layout" svg:x1="10.352cm" svg:y1="12.62cm" svg:x2="9.911cm" svg:y2="12.62cm">
          <text:p/>
        </draw:line>
        <draw:frame draw:style-name="gr9" draw:text-style-name="P6" draw:layer="layout" svg:width="3.3cm" svg:height="0.457cm" svg:x="10.416cm" svg:y="12.387cm">
          <draw:text-box>
            <text:p><text:span text:style-name="T2">rr_id -&gt; tails-hash</text:span></text:p>
          </draw:text-box>
        </draw:frame>
        <draw:frame draw:style-name="gr8" draw:text-style-name="P6" draw:layer="layout" svg:width="3.3cm" svg:height="0.559cm" svg:x="10.416cm" svg:y="11.564cm">
          <draw:text-box>
            <text:p><text:span text:style-name="T2">rr_id -&gt; tails-hash</text:span></text:p>
          </draw:text-box>
        </draw:frame>
        <draw:line draw:style-name="gr4" draw:text-style-name="P3" draw:layer="layout" svg:x1="10.352cm" svg:y1="12.253cm" svg:x2="9.911cm" svg:y2="12.253cm">
          <text:p/>
        </draw:line>
        <draw:line draw:style-name="gr4" draw:text-style-name="P3" draw:layer="layout" svg:x1="10.352cm" svg:y1="11.853cm" svg:x2="9.911cm" svg:y2="11.853cm">
          <text:p/>
        </draw:line>
        <draw:line draw:style-name="gr4" draw:text-style-name="P3" draw:layer="layout" svg:x1="9.9cm" svg:y1="12.62cm" svg:x2="9.9cm" svg:y2="11.419cm">
          <text:p/>
        </draw:line>
        <draw:line draw:style-name="gr4" draw:text-style-name="P3" draw:layer="layout" svg:x1="9.908cm" svg:y1="10.401cm" svg:x2="7.808cm" svg:y2="10.401cm">
          <text:p/>
        </draw:line>
        <draw:frame draw:style-name="gr8" draw:text-style-name="P6" draw:layer="layout" svg:width="0.808cm" svg:height="0.559cm" svg:x="8.6cm" svg:y="10.116cm">
          <draw:text-box>
            <text:p><text:span text:style-name="T2">.../</text:span></text:p>
          </draw:text-box>
        </draw:frame>
        <draw:line draw:style-name="gr4" draw:text-style-name="P3" draw:layer="layout" svg:x1="10.352cm" svg:y1="10.834cm" svg:x2="9.911cm" svg:y2="10.834cm">
          <text:p/>
        </draw:line>
        <draw:line draw:style-name="gr4" draw:text-style-name="P3" draw:layer="layout" svg:x1="9.913cm" svg:y1="10.813cm" svg:x2="9.913cm" svg:y2="10.413cm">
          <text:p/>
        </draw:line>
        <draw:frame draw:style-name="gr8" draw:text-style-name="P6" draw:layer="layout" svg:width="0.6cm" svg:height="0.559cm" svg:x="10.4cm" svg:y="10.554cm">
          <draw:text-box>
            <text:p><text:span text:style-name="T2">...</text:span></text:p>
          </draw:text-box>
        </draw:frame>
        <draw:frame draw:style-name="gr10" draw:text-style-name="P7" draw:layer="layout" svg:width="3.2cm" svg:height="0.763cm" svg:x="12cm" svg:y="6.6cm">
          <draw:text-box>
            <text:p><text:span text:style-name="T3">Deploys to Container</text:span></text:p>
          </draw:text-box>
        </draw:frame>
        <draw:custom-shape draw:style-name="gr11" draw:text-style-name="P9" draw:layer="layout" svg:width="7.187cm" svg:height="0.615cm" svg:x="16.099cm" svg:y="7.198cm">
          <text:p text:style-name="P8"><text:span text:style-name="T4">&lt;issuer_did&gt;</text:span><text:span text:style-name="T5">:3:CL:</text:span><text:span text:style-name="T4">&lt;schema_seq_no&gt;</text:span><text:span text:style-name="T5">:</text:span><text:span text:style-name="T4">&lt;cred_def_id_tag&gt;</text:span></text:p>
          <draw:enhanced-geometry svg:viewBox="0 0 21600 21600" draw:mirror-horizontal="false" draw:mirror-vertical="false" draw:type="line-callout-3" draw:modifiers="-21176.2938230384 48214.2857142857 -745.242070116862 19461.03896103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0" draw:layer="layout" svg:width="7.5cm" svg:height="0.615cm" svg:x="15.833cm" svg:y="8.151cm">
          <text:p text:style-name="P8"><text:span text:style-name="T4">&lt;issuer_did&gt;:4:&lt;cd_id&gt;:CL_ACCUM:&lt;rev_reg_id_tag&gt;</text:span></text:p>
          <draw:enhanced-geometry svg:viewBox="0 0 21600 21600" draw:mirror-horizontal="false" draw:mirror-vertical="false" draw:type="line-callout-3" draw:modifiers="-13358.5388614851 31523.3766233766 -711.265164644714 19461.03896103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4" draw:text-style-name="P3" draw:layer="layout" svg:x1="8.203cm" svg:y1="14.301cm" svg:x2="7.803cm" svg:y2="14.301cm">
          <text:p/>
        </draw:line>
        <draw:frame draw:style-name="gr7" draw:text-style-name="P5" draw:layer="layout" svg:width="2.3cm" svg:height="0.559cm" svg:x="8.2cm" svg:y="14.042cm">
          <draw:text-box>
            <text:p><text:span text:style-name="T1">multi_sync.py</text:span></text:p>
          </draw:text-box>
        </draw:frame>
        <draw:frame draw:style-name="gr10" draw:text-style-name="P7" draw:layer="layout" svg:width="3.7cm" svg:height="0.763cm" svg:x="11.5cm" svg:y="13.209cm">
          <draw:text-box>
            <text:p><text:span text:style-name="T3">Deploys to Anchor Ho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7T06:41:22.423000000</meta:creation-date>
    <dc:date>2018-12-03T07:18:08.516000000</dc:date>
    <meta:editing-duration>PT47M2S</meta:editing-duration>
    <meta:editing-cycles>11</meta:editing-cycles>
    <meta:generator>LibreOffice/5.4.0.3$Windows_X86_64 LibreOffice_project/7556cbc6811c9d992f4064ab9287069087d7f62c</meta:generator>
    <dc:creator>Stephen Klump</dc:creator>
    <meta:document-statistic meta:object-count="51"/>
  </office:meta>
</office:document-meta>
</file>